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fo:font-weight="bold" officeooo:rsid="0001bd00" officeooo:paragraph-rsid="0001bd00" style:font-weight-asian="bold" style:font-weight-complex="bold"/>
    </style:style>
    <style:style style:name="P5" style:family="paragraph" style:parent-style-name="Standard">
      <style:text-properties fo:color="#ce181e" fo:font-weight="bold" officeooo:rsid="0005485a" officeooo:paragraph-rsid="0005485a" style:font-weight-asian="bold" style:font-weight-complex="bold"/>
    </style:style>
    <style:style style:name="P6" style:family="paragraph" style:parent-style-name="Standard">
      <style:text-properties fo:color="#000000" fo:font-weight="bold" officeooo:rsid="0001bd00" officeooo:paragraph-rsid="0001bd00" style:font-weight-asian="bold" style:font-weight-complex="bold"/>
    </style:style>
    <style:style style:name="P7" style:family="paragraph" style:parent-style-name="Standard">
      <style:text-properties fo:color="#000000" fo:font-weight="bold" officeooo:rsid="00029edf" officeooo:paragraph-rsid="00029edf" style:font-weight-asian="bold" style:font-weight-complex="bold"/>
    </style:style>
    <style:style style:name="P8" style:family="paragraph" style:parent-style-name="Standard">
      <style:text-properties fo:color="#ed1c24" fo:font-weight="bold" officeooo:rsid="0001bd00" officeooo:paragraph-rsid="0001bd00" style:font-weight-asian="bold" style:font-weight-complex="bold"/>
    </style:style>
    <style:style style:name="P9" style:family="paragraph" style:parent-style-name="Standard">
      <style:text-properties fo:color="#ed1c24" fo:font-weight="bold" officeooo:rsid="00029edf" officeooo:paragraph-rsid="00029edf" style:font-weight-asian="bold" style:font-weight-complex="bold"/>
    </style:style>
    <style:style style:name="P10" style:family="paragraph" style:parent-style-name="Standard">
      <style:text-properties fo:color="#72bf44" fo:font-weight="bold" officeooo:rsid="00029edf" officeooo:paragraph-rsid="00029edf" style:font-weight-asian="bold" style:font-weight-complex="bold"/>
    </style:style>
    <style:style style:name="P11" style:family="paragraph" style:parent-style-name="Standard">
      <style:text-properties fo:color="#f58220" fo:font-weight="bold" officeooo:rsid="0012acd4" officeooo:paragraph-rsid="0000c5ab" style:font-weight-asian="bold" style:font-weight-complex="bold"/>
    </style:style>
    <style:style style:name="P12" style:family="paragraph" style:parent-style-name="Standard">
      <style:text-properties fo:color="#f58220" fo:font-weight="bold" officeooo:rsid="0003b956" officeooo:paragraph-rsid="0003b956" style:font-weight-asian="bold" style:font-weight-complex="bold"/>
    </style:style>
    <style:style style:name="P13" style:family="paragraph" style:parent-style-name="Standard">
      <style:text-properties fo:color="#81d41a" fo:font-weight="bold" officeooo:rsid="00073198" officeooo:paragraph-rsid="00073198" style:font-weight-asian="bold" style:font-weight-complex="bold"/>
    </style:style>
    <style:style style:name="P14" style:family="paragraph" style:parent-style-name="Standard">
      <style:text-properties fo:color="#ff8000" fo:font-weight="bold" officeooo:rsid="00073198" officeooo:paragraph-rsid="00073198" style:font-weight-asian="bold" style:font-weight-complex="bold"/>
    </style:style>
    <style:style style:name="P15" style:family="paragraph" style:parent-style-name="Standard">
      <style:text-properties fo:color="#ff8000" fo:font-weight="bold" officeooo:rsid="00075aae" officeooo:paragraph-rsid="00075aae" style:font-weight-asian="bold" style:font-weight-complex="bold"/>
    </style:style>
    <style:style style:name="P16" style:family="paragraph" style:parent-style-name="Standard">
      <style:text-properties fo:color="#c9211e" fo:font-weight="bold" officeooo:rsid="00029edf" officeooo:paragraph-rsid="00029edf" style:font-weight-asian="bold" style:font-weight-complex="bold"/>
    </style:style>
    <style:style style:name="P17" style:family="paragraph" style:parent-style-name="Standard">
      <style:text-properties fo:color="#000000" fo:font-weight="bold" officeooo:rsid="00029edf" officeooo:paragraph-rsid="00029edf" style:font-weight-asian="bold" style:font-weight-complex="bold"/>
    </style:style>
    <style:style style:name="P18" style:family="paragraph" style:parent-style-name="Standard">
      <style:text-properties fo:color="#000000" fo:font-weight="bold" officeooo:rsid="0007995f" officeooo:paragraph-rsid="0007995f" style:font-weight-asian="bold" style:font-weight-complex="bold"/>
    </style:style>
    <style:style style:name="P19" style:family="paragraph" style:parent-style-name="Standard">
      <style:text-properties fo:color="#f58220" fo:font-weight="bold" officeooo:rsid="0003b956" officeooo:paragraph-rsid="0003b956" style:font-weight-asian="bold" style:font-weight-complex="bold"/>
    </style:style>
    <style:style style:name="P20" style:family="paragraph" style:parent-style-name="Standard">
      <style:text-properties fo:color="#f58220" fo:font-weight="bold" officeooo:rsid="0005485a" officeooo:paragraph-rsid="0005485a" style:font-weight-asian="bold" style:font-weight-complex="bold"/>
    </style:style>
    <style:style style:name="T1" style:family="text">
      <style:text-properties officeooo:rsid="001476ff"/>
    </style:style>
    <style:style style:name="T2" style:family="text">
      <style:text-properties style:text-position="super 58%"/>
    </style:style>
    <style:style style:name="T3" style:family="text">
      <style:text-properties officeooo:rsid="0005485a"/>
    </style:style>
    <style:style style:name="T4" style:family="text">
      <style:text-properties officeooo:rsid="0005bea6"/>
    </style:style>
    <style:style style:name="T5" style:family="text">
      <style:text-properties officeooo:rsid="00075a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er #2</text:p>
      <text:p text:style-name="P1"/>
      <text:p text:style-name="P1">1) 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11">The energy goes up to 10 MeV, however when forward boosted energies up to 20 and more MeV are possible. There is no typical energy, it is experiment dependent (qfs,fission,coulomb excitation). <text:span text:style-name="T1">The forward boost determinates also the spatial distribution in forward direction.</text:span></text:p>
      <text:p text:style-name="P12">For example in the commissioning experiment S444 in 2020 we had a <text:span text:style-name="T2">12</text:span>C beam at 400/550/650 and 800 AmeV iminging on a carbon (or plastic) target. In the qfs reaction, where a proton from the 12C projectile gets knocked out by a proton from the target and you end up with a 11B fragment. This can be in the ground state or excited. If excited it immediately de-excites and emits a (boosted) gamma (2.1MeV in the 11B frame) which we then detect in CALIFA.</text:p>
      <text:p text:style-name="P1"/>
      <text:p text:style-name="P3">2) What does the 4μs window correspond to, in term of the experiment? Is it around a beam signal, or a trigger signal?</text:p>
      <text:p text:style-name="P1"/>
      <text:p text:style-name="P12">At R3B we usually set our event window at 4us for time stitching. This window is opened by the first signal from one of the detectors in the whole R3B setup, which is mostly the fast signal from the Start detector at the entrance of our experimental hall Cave C. All signals within 4us are then <text:span text:style-name="T3">grouped together an form one physics event. </text:span></text:p>
      <text:p text:style-name="P20">As mentioned in the paper for this cluster reconstruction analysis the time within the stitched event is normalized between 0 and1. </text:p>
      <text:p text:style-name="P1"/>
      <text:p text:style-name="P1"/>
      <text:p text:style-name="P1">3) The input gamma rays are sampled from a uniform energy distribution between 0.3 MeV and 10 MeV, what is the angular distribution sampled, in particular the polar angle, also uniform?</text:p>
      <text:p text:style-name="P2"/>
      <text:p text:style-name="P4">Both polar as azimuthal angular distributions are uniformly distributed. This is the experimental case for calibration runs with a radioactive source (e.g. 22Na, 60Co).</text:p>
      <text:p text:style-name="P5"><text:s/></text:p>
      <text:p text:style-name="P4"/>
      <text:p text:style-name="P4">TODO: insert plots of the angular distributions <text:span text:style-name="T3">and understand distribution. How are the angles reconstructed?</text:span></text:p>
      <text:p text:style-name="P2"/>
      <text:p text:style-name="P2"/>
      <text:p text:style-name="P2">4) Does the MC simulation include the detector response and electronics readout effect?</text:p>
      <text:p text:style-name="P2"/>
      <text:p text:style-name="P4">The MC simulation includes the detector response thanks to the Geant4 library which simulates the interaction of the emitted gammas with the detector material CsI(Tl).</text:p>
      <text:p text:style-name="P4">The electronics readout effect/response is not simulated. By smearing out the times of hits belonging to one cluster (true information) with a gaussian <text:s/><text:span text:style-name="T4">with sigma of <text:s/>200us</text:span>? I try to roughly include the electronic response with respect to the time (not with respect to the energy). <text:span text:style-name="T4">TODO: last sentence I do not understand ….</text:span></text:p>
      <text:p text:style-name="P4"/>
      <text:p text:style-name="P4"/>
      <text:p text:style-name="P6">5) Can you show the distributions of 12 inputs for the Edge model training? Is it possible to compare these variables between MC simulation and real data with some kind of calibration runs?</text:p>
      <text:p text:style-name="P6"/>
      <text:p text:style-name="P8"><text:soft-page-break/>For the MC I only have 8 inputs: E,t,phi,theta,d_E, d_t, d_phi, d_theta </text:p>
      <text:p text:style-name="P8">In principle it is possible to compare with calibrationruns, but there we do not have uniformly distributed energy and there you only have E,t,phi,theta</text:p>
      <text:p text:style-name="P6"/>
      <text:p text:style-name="P6"/>
      <text:p text:style-name="P6">6) Can you compare the output of Edge model output between MC and real data from Calibration runs?</text:p>
      <text:p text:style-name="P6"/>
      <text:p text:style-name="P9">Yes, this should be in principle possible. I should generate MC data for 22Na and compare it with calibration runs (ask Mrunmoy).</text:p>
      <text:p text:style-name="P9"/>
      <text:p text:style-name="P7"/>
      <text:p text:style-name="P7">7) Figure 2: why do you select the case of 3 mono-energetic gammas at 2.1 MeV? If it is to represent a mixture of signal and</text:p>
      <text:p text:style-name="P7">background, shouldn't the gamma rays be of different energy?</text:p>
      <text:p text:style-name="P9"/>
      <text:p text:style-name="P9">There are different reasons:</text:p>
      <text:p text:style-name="P9">→ As I worked on 12C(p,2p)11B and the excited state of 11B is 2.1 MeV.</text:p>
      <text:p text:style-name="P9">→ Monoenergetic energies allow better to see by eye the single (or even double) escape peak</text:p>
      <text:p text:style-name="P9">→ make <text:s/>more visible where energies get “lost”</text:p>
      <text:p text:style-name="P7"/>
      <text:p text:style-name="P7">8) Figure 2: can you add the truth distribution: i.e. where the fake rates are 0 and TP=1?</text:p>
      <text:p text:style-name="P7"/>
      <text:p text:style-name="P13">done</text:p>
      <text:p text:style-name="P9"/>
      <text:p text:style-name="P7">9) Figure 2: It would also be interesting to have the same plot but comparing cluster energy, rather than event energy, between different models. I guess this will show up as peaks centered at 2.1 MeV with different height (efficiency) and width (resolution).</text:p>
      <text:p text:style-name="P7"/>
      <text:p text:style-name="P14">Figure 2 actually shows the cluster energy, not the event energy. As you can see there I compare <text:span text:style-name="T5">this cluster energy for the different models. TODO: mention in paper that it is the reconstructed cluster energy. </text:span></text:p>
      <text:p text:style-name="P15">The lower panel compares the reconstructed cluster energies. As you can see the Agglo + Edge performs better, since the peak there at 2.1 MeV is higher and therefore the difference positive in the low panel compared to R3B geometric clustering.</text:p>
      <text:p text:style-name="P7"/>
      <text:p text:style-name="P7"/>
      <text:p text:style-name="P7">10) 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7"/>
      <text:p text:style-name="P16">→ <text:span text:style-name="T5">for calorimeter: most important the energy reconstruction</text:span></text:p>
      <text:p text:style-name="P16">→ <text:span text:style-name="T5">not important the assignment as such but the correct energy </text:span></text:p>
      <text:p text:style-name="P16">→ <text:span text:style-name="T5">for protons, few hundred keV do not urge, for gammas yes</text:span></text:p>
      <text:p text:style-name="P7"/>
      <text:p text:style-name="P7"/>
      <text:p text:style-name="P7"/>
      <text:p text:style-name="P7">11) The numbers in table 1 are measured with the uniform energy distribution between 0.3 <text:soft-page-break/>MeV and 10 MeV. Is there any energy dependence of these numbers?</text:p>
      <text:p text:style-name="P7"/>
      <text:p text:style-name="P15">Todo: put in well reco vs energy</text:p>
      <text:p text:style-name="P7"/>
      <text:p text:style-name="P7"/>
      <text:p text:style-name="P7">12) Can you discuss in the "outlook" section how this model will be integrated into the R3B data analysis to produce improved measurements, and cite some examples where the improvements will bring significant impact on the science output of R3B?</text:p>
      <text:p text:style-name="P7"/>
      <text:p text:style-name="P18">As mentioned in the “outlook” section, the current model is computational expensive and not suited for online analysis. </text:p>
      <text:p text:style-name="P18">For offline analysis this model could be implemented as the time complexity does not play a critical role. </text:p>
      <text:p text:style-name="P18">It has to first be analyzed if the model can be shrinked so that it can be used for online analysis or if it should only be used for offline analysis.</text:p>
      <text:p text:style-name="P18"/>
      <text:p text:style-name="P7"/>
      <text:p text:style-name="P7"/>
      <text:p text:style-name="P7">13) Publication details are missing for Reference [5].</text:p>
      <text:p text:style-name="P7"/>
      <text:p text:style-name="P10">Ok, this should now be fine</text:p>
      <text:p text:style-name="P7"/>
      <text:p text:style-name="P7">14) It would be useful to define "A GeV".</text:p>
      <text:p text:style-name="P7"/>
      <text:p text:style-name="P9">Write simply GeV per nucle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8-12T11:16:27.757376477</dc:date>
    <meta:editing-duration>PT1H17M32S</meta:editing-duration>
    <meta:editing-cycles>5</meta:editing-cycles>
    <meta:generator>LibreOffice/6.0.7.3$Linux_X86_64 LibreOffice_project/00m0$Build-3</meta:generator>
    <meta:document-statistic meta:table-count="0" meta:image-count="0" meta:object-count="0" meta:page-count="3" meta:paragraph-count="44" meta:word-count="1053" meta:character-count="6180" meta:non-whitespace-character-count="5159"/>
  </office:meta>
</office:document-meta>
</file>